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daef" officeooo:paragraph-rsid="0009daef"/>
    </style:style>
    <style:style style:name="P2" style:family="paragraph" style:parent-style-name="Standard">
      <style:text-properties officeooo:paragraph-rsid="0009daef"/>
    </style:style>
    <style:style style:name="T1" style:family="text">
      <style:text-properties officeooo:rsid="0009da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ing git tools in eclipse</text:p>
      <text:p text:style-name="P1"/>
      <text:p text:style-name="P1">To create a branch :</text:p>
      <text:p text:style-name="P1">right click on project &gt; Team &gt; Switch To &gt; New Branch...</text:p>
      <text:p text:style-name="P1">in dialog box, put a branch name</text:p>
      <text:p text:style-name="P2"><text:span text:style-name="T1">select a remote branch (eg remote/master) as the source if you want the branch to appear on the remote server, otherwise just master if you want it local (click on the Select... button to do so). If your branch is only local, you cannot push it to the remote server.</text:span></text:p>
      <text:p text:style-name="P1">tick configure upstream for push and pull and select ‘merge’ (remote branches only).</text:p>
      <text:p text:style-name="P1">click ‘finish’.</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cques Gignoux</meta:initial-creator>
    <meta:creation-date>2022-01-19T15:55:29.701809600</meta:creation-date>
    <dc:date>2022-01-19T15:59:21.709555759</dc:date>
    <dc:creator>Jacques Gignoux</dc:creator>
    <meta:editing-duration>PT3M53S</meta:editing-duration>
    <meta:editing-cycles>1</meta:editing-cycles>
    <meta:document-statistic meta:table-count="0" meta:image-count="0" meta:object-count="0" meta:page-count="1" meta:paragraph-count="7" meta:word-count="94" meta:character-count="500" meta:non-whitespace-character-count="413"/>
    <meta:generator>LibreOffice/6.4.7.2$Linux_X86_64 LibreOffice_project/40$Build-2</meta:generator>
  </office:meta>
</office:document-meta>
</file>